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County</text:p>
          </table:table-cell>
          <table:table-cell office:value-type="string" calcext:value-type="string">
            <text:p>Week begin</text:p>
          </table:table-cell>
          <table:table-cell office:value-type="string" calcext:value-type="string">
            <text:p>Case count</text:p>
          </table:table-cell>
          <table:table-cell office:value-type="string" calcext:value-type="string">
            <text:p>Case rate per 100,000</text:p>
          </table:table-cell>
          <table:table-cell office:value-type="string" calcext:value-type="string">
            <text:p>Test positivity %</text:p>
          </table:table-cell>
        </table:table-row>
        <table:table-row table:style-name="ro1">
          <table:table-cell office:value-type="string" calcext:value-type="string">
            <text:p>Clatsop</text:p>
          </table:table-cell>
          <table:table-cell table:style-name="ce1" office:value-type="date" office:date-value="2020-07-05" calcext:value-type="date">
            <text:p>07/05/2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/>
          <table:table-cell table:style-name="ce1" office:value-type="date" office:date-value="2020-07-12" calcext:value-type="date">
            <text:p>07/12/2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/>
          <table:table-cell table:style-name="ce1" office:value-type="date" office:date-value="2020-07-19" calcext:value-type="date">
            <text:p>07/19/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table:style-name="ce1" office:value-type="date" office:date-value="2020-07-26" calcext:value-type="date">
            <text:p>07/26/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/>
          <table:table-cell table:style-name="ce1" office:value-type="date" office:date-value="2020-08-02" calcext:value-type="date">
            <text:p>08/02/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table:style-name="ce1" office:value-type="date" office:date-value="2020-08-09" calcext:value-type="date">
            <text:p>08/09/2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Columbia</text:p>
          </table:table-cell>
          <table:table-cell table:style-name="ce1" office:value-type="date" office:date-value="2020-07-05" calcext:value-type="date">
            <text:p>07/05/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table:style-name="ce1" office:value-type="date" office:date-value="2020-07-12" calcext:value-type="date">
            <text:p>07/12/2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/>
          <table:table-cell table:style-name="ce1" office:value-type="date" office:date-value="2020-07-19" calcext:value-type="date">
            <text:p>07/19/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table:style-name="ce1" office:value-type="date" office:date-value="2020-07-26" calcext:value-type="date">
            <text:p>07/26/2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/>
          <table:table-cell table:style-name="ce1" office:value-type="date" office:date-value="2020-08-02" calcext:value-type="date">
            <text:p>08/02/2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/>
          <table:table-cell table:style-name="ce1" office:value-type="date" office:date-value="2020-08-09" calcext:value-type="date">
            <text:p>08/09/2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Tillamook</text:p>
          </table:table-cell>
          <table:table-cell table:style-name="ce1" office:value-type="date" office:date-value="2020-07-05" calcext:value-type="date">
            <text:p>07/05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/>
          <table:table-cell table:style-name="ce1" office:value-type="date" office:date-value="2020-07-12" calcext:value-type="date">
            <text:p>07/12/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/>
          <table:table-cell table:style-name="ce1" office:value-type="date" office:date-value="2020-07-19" calcext:value-type="date">
            <text:p>07/19/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table:style-name="ce1" office:value-type="date" office:date-value="2020-07-26" calcext:value-type="date">
            <text:p>07/26/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/>
          <table:table-cell table:style-name="ce1" office:value-type="date" office:date-value="2020-08-02" calcext:value-type="date">
            <text:p>08/02/2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table:style-name="ce1" office:value-type="date" office:date-value="2020-08-09" calcext:value-type="date">
            <text:p>08/09/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 style:data-style-name="N2" text:time-value="17:30:43.4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8T13:49:04.219000000</meta:creation-date>
    <dc:date>2020-08-18T17:49:36.592000000</dc:date>
    <meta:editing-duration>PT17M32S</meta:editing-duration>
    <meta:editing-cycles>5</meta:editing-cycles>
    <meta:generator>LibreOffice/6.4.5.2$Windows_X86_64 LibreOffice_project/a726b36747cf2001e06b58ad5db1aa3a9a1872d6</meta:generator>
    <meta:document-statistic meta:table-count="1" meta:cell-count="80" meta:object-count="0"/>
  </office:meta>
</office:document-meta>
</file>